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8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778cm" svg:y="0.479cm">
          <draw:text-box>
            <text:p text:style-name="P1"><text:span text:style-name="T1">Hymn #648</text:span></text:p>
            <text:p text:style-name="P1"><text:span text:style-name="T2">“</text:span><text:span text:style-name="T2">Glorious Things of You Are Spoke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5.146cm" svg:height="7.011cm" svg:x="1.524cm" svg:y="0.762cm">
          <draw:text-box>
            <text:p text:style-name="P1"><text:span text:style-name="T3">1.</text:span><text:span text:style-name="T4"> Glorious things of you are spoken,</text:span><text:span text:style-name="T4"><text:line-break/></text:span><text:span text:style-name="T4">Zion, city of our God;</text:span><text:span text:style-name="T4"><text:line-break/></text:span><text:span text:style-name="T4">He whose word cannot be broken</text:span><text:span text:style-name="T4"><text:line-break/></text:span><text:span text:style-name="T4">Formed you for His own abo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5" draw:layer="layout" svg:width="25.146cm" svg:height="7.011cm" svg:x="1.524cm" svg:y="0.508cm">
          <draw:text-box>
            <text:p text:style-name="P1"><text:span text:style-name="T4">On the Rock of Ages founded,</text:span><text:span text:style-name="T4"><text:line-break/></text:span><text:span text:style-name="T4">What can shake your sure repose?</text:span><text:span text:style-name="T4"><text:line-break/></text:span><text:span text:style-name="T4">With salvation’s walls surrounded,</text:span><text:span text:style-name="T4"><text:line-break/></text:span><text:span text:style-name="T4">You may smile at all your fo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4" draw:layer="layout" svg:width="25.146cm" svg:height="7.011cm" svg:x="1.524cm" svg:y="0.699cm">
          <draw:text-box>
            <text:p text:style-name="P6"><text:span text:style-name="T5">2.</text:span><text:span text:style-name="T6"> See, the streams of living waters,</text:span><text:span text:style-name="T6"><text:line-break/></text:span><text:span text:style-name="T6">Springing from eternal love,</text:span><text:span text:style-name="T6"><text:line-break/></text:span><text:span text:style-name="T6">Well supply your sons and daughters</text:span><text:span text:style-name="T6"><text:line-break/></text:span><text:span text:style-name="T6">And all fear of want rem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4" draw:layer="layout" svg:width="25.146cm" svg:height="7.011cm" svg:x="1.524cm" svg:y="0.762cm">
          <draw:text-box>
            <text:p text:style-name="P6"><text:span text:style-name="T6">Who can faint while such a river</text:span><text:span text:style-name="T6"><text:line-break/></text:span><text:span text:style-name="T6">Ever will their thirst assuage?</text:span><text:span text:style-name="T6"><text:line-break/></text:span><text:span text:style-name="T6">Grace, which like the Lord, the giver,</text:span><text:span text:style-name="T6"><text:line-break/></text:span><text:span text:style-name="T6">Never fails from age to ag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4" draw:layer="layout" svg:width="25.146cm" svg:height="7.011cm" svg:x="1.524cm" svg:y="1.016cm">
          <draw:text-box>
            <text:p text:style-name="P6"><text:span text:style-name="T5">3.</text:span><text:span text:style-name="T6"> Round each habitation hov’ring,</text:span><text:span text:style-name="T6"><text:line-break/></text:span><text:span text:style-name="T6">See the cloud and fire appear</text:span><text:span text:style-name="T6"><text:line-break/></text:span><text:span text:style-name="T6">For a glory and a cov’ring,</text:span><text:span text:style-name="T6"><text:line-break/></text:span><text:span text:style-name="T6">Showing that the Lord is n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4" draw:layer="layout" svg:width="25.146cm" svg:height="7.011cm" svg:x="1.411cm" svg:y="0.793cm">
          <draw:text-box>
            <text:p text:style-name="P6"><text:span text:style-name="T6">Thus deriving from their banner</text:span><text:span text:style-name="T6"><text:line-break/></text:span><text:span text:style-name="T6">Light by night and shade by day,</text:span><text:span text:style-name="T6"><text:line-break/></text:span><text:span text:style-name="T6">Safe they feed upon the manna</text:span><text:span text:style-name="T6"><text:line-break/></text:span><text:span text:style-name="T6">Which God gives them on their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8" draw:layer="layout" svg:width="25.146cm" svg:height="7.011cm" svg:x="1.524cm" svg:y="0.762cm">
          <draw:text-box>
            <text:p text:style-name="P7"><text:span text:style-name="T5">4.</text:span><text:span text:style-name="T6"> Savior, since of Zion’s city</text:span></text:p>
            <text:p text:style-name="P7"><text:span text:style-name="T6">I through grace a member am,</text:span></text:p>
            <text:p text:style-name="P7"><text:span text:style-name="T6">Let the world deride or pity,</text:span></text:p>
            <text:p text:style-name="P7"><text:span text:style-name="T6">I will glory in Your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4" draw:text-style-name="P10" draw:layer="layout" svg:width="25.146cm" svg:height="13.736cm" svg:x="1.524cm" svg:y="0.83cm">
          <draw:text-box>
            <text:p text:style-name="P7"><text:span text:style-name="T6">Fading are the world’s vain pleasures,</text:span></text:p>
            <text:p text:style-name="P7"><text:span text:style-name="T6">All their boasted pomp and show;</text:span></text:p>
            <text:p text:style-name="P7"><text:span text:style-name="T6">Solid joys and lasting treasures</text:span></text:p>
            <text:p text:style-name="P7"><text:span text:style-name="T6">None but Zion’s children know.</text:span></text:p>
            <text:p text:style-name="P9"><text:span text:style-name="T7"><text:line-break/></text:span><text:span text:style-name="T7"> <text:s text:c="3"/></text:span></text:p>
            <text:p text:style-name="P9"><text:span text:style-name="T7"><text:s text:c="4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1:00:50.365000000</meta:creation-date>
    <dc:title>Hymn template</dc:title>
    <meta:editing-duration>PT13M35S</meta:editing-duration>
    <meta:editing-cycles>9</meta:editing-cycles>
    <meta:generator>LibreOffice/5.3.4.2$Windows_X86_64 LibreOffice_project/f82d347ccc0be322489bf7da61d7e4ad13fe2ff3</meta:generator>
    <meta:initial-creator>Arthur Hoch</meta:initial-creator>
    <dc:date>2017-07-26T15:11:58.757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6-02T11:00:49.725000000"/>
  </office:meta>
</office:document-meta>
</file>